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71.59mm" svg:y="62.42mm">
            <draw:object draw:notify-on-update-of-ranges="Sheet1.A1:Sheet1.A1 Sheet1.A2:Sheet1.A13 Sheet1.B1:Sheet1.B1 Sheet1.B2:Sheet1.B13 Sheet1.C1:Sheet1.C1 Sheet1.C2:Sheet1.C13 Sheet1.D1:Sheet1.D1 Sheet1.D2:Sheet1.D13 Sheet1.E1:Sheet1.E1 Sheet1.E2:Sheet1.E13 Sheet1.F1:Sheet1.F1 Sheet1.F2:Sheet1.F13 Sheet1.G1:Sheet1.G1 Sheet1.G2:Sheet1.G13 Sheet1.H1:Sheet1.H1 Sheet1.H2:Sheet1.H13 Sheet1.I1:Sheet1.I1 Sheet1.I2:Sheet1.I13 Sheet1.J1:Sheet1.J1 Sheet1.J2:Sheet1.J13 Sheet1.K1:Sheet1.K1 Sheet1.K2:Sheet1.K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  <table:table-cell office:value-type="float" office:value="-0.0001838567" calcext:value-type="float">
            <text:p>-0.0001838567</text:p>
          </table:table-cell>
          <table:table-cell office:value-type="float" office:value="0.00005387193" calcext:value-type="float">
            <text:p>5.387193E-05</text:p>
          </table:table-cell>
          <table:table-cell office:value-type="float" office:value="-0.000003646485" calcext:value-type="float">
            <text:p>-3.646485E-06</text:p>
          </table:table-cell>
          <table:table-cell office:value-type="float" office:value="-0.000001099264" calcext:value-type="float">
            <text:p>-1.099264E-06</text:p>
          </table:table-cell>
          <table:table-cell office:value-type="float" office:value="-0.00008675788" calcext:value-type="float">
            <text:p>-8.675788E-05</text:p>
          </table:table-cell>
          <table:table-cell office:value-type="float" office:value="0.00002173123" calcext:value-type="float">
            <text:p>2.173123E-05</text:p>
          </table:table-cell>
          <table:table-cell office:value-type="float" office:value="0.00002023173" calcext:value-type="float">
            <text:p>2.023173E-05</text:p>
          </table:table-cell>
          <table:table-cell office:value-type="float" office:value="-0.00003386757" calcext:value-type="float">
            <text:p>-3.386757E-05</text:p>
          </table:table-cell>
          <table:table-cell office:value-type="float" office:value="-0.0000317219" calcext:value-type="float">
            <text:p>-3.17219E-05</text:p>
          </table:table-cell>
          <table:table-cell office:value-type="float" office:value="-0.00003739525" calcext:value-type="float">
            <text:p>-3.739525E-05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0.0001944513" calcext:value-type="float">
            <text:p>-0.0001944513</text:p>
          </table:table-cell>
          <table:table-cell office:value-type="float" office:value="0.00005467381" calcext:value-type="float">
            <text:p>5.467381E-05</text:p>
          </table:table-cell>
          <table:table-cell office:value-type="float" office:value="-0.00001561995" calcext:value-type="float">
            <text:p>-1.561995E-05</text:p>
          </table:table-cell>
          <table:table-cell office:value-type="float" office:value="0.000006197873" calcext:value-type="float">
            <text:p>6.197873E-06</text:p>
          </table:table-cell>
          <table:table-cell office:value-type="float" office:value="-0.0000759115" calcext:value-type="float">
            <text:p>-7.59115E-05</text:p>
          </table:table-cell>
          <table:table-cell office:value-type="float" office:value="0.00001555813" calcext:value-type="float">
            <text:p>1.555813E-05</text:p>
          </table:table-cell>
          <table:table-cell office:value-type="float" office:value="0.00002411508" calcext:value-type="float">
            <text:p>2.411508E-05</text:p>
          </table:table-cell>
          <table:table-cell office:value-type="float" office:value="-0.00003860813" calcext:value-type="float">
            <text:p>-3.860813E-05</text:p>
          </table:table-cell>
          <table:table-cell office:value-type="float" office:value="-0.000009335735" calcext:value-type="float">
            <text:p>-9.335735E-06</text:p>
          </table:table-cell>
          <table:table-cell office:value-type="float" office:value="-0.00003399643" calcext:value-type="float">
            <text:p>-3.399643E-05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  <table:table-cell office:value-type="float" office:value="-0.00007162066" calcext:value-type="float">
            <text:p>-7.162066E-05</text:p>
          </table:table-cell>
          <table:table-cell office:value-type="float" office:value="0.00007198047" calcext:value-type="float">
            <text:p>7.198047E-05</text:p>
          </table:table-cell>
          <table:table-cell office:value-type="float" office:value="-0.00004455105" calcext:value-type="float">
            <text:p>-4.455105E-05</text:p>
          </table:table-cell>
          <table:table-cell office:value-type="float" office:value="0.00001709712" calcext:value-type="float">
            <text:p>1.709712E-05</text:p>
          </table:table-cell>
          <table:table-cell office:value-type="float" office:value="-0.0000533882" calcext:value-type="float">
            <text:p>-5.33882E-05</text:p>
          </table:table-cell>
          <table:table-cell office:value-type="float" office:value="0.00001059788" calcext:value-type="float">
            <text:p>1.059788E-05</text:p>
          </table:table-cell>
          <table:table-cell office:value-type="float" office:value="0.00001549751" calcext:value-type="float">
            <text:p>1.549751E-05</text:p>
          </table:table-cell>
          <table:table-cell office:value-type="float" office:value="-0.00001358852" calcext:value-type="float">
            <text:p>-1.358852E-05</text:p>
          </table:table-cell>
          <table:table-cell office:value-type="float" office:value="-0.00001935452" calcext:value-type="float">
            <text:p>-1.935452E-05</text:p>
          </table:table-cell>
          <table:table-cell office:value-type="float" office:value="-0.00003888208" calcext:value-type="float">
            <text:p>-3.888208E-05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-0.00004530251" calcext:value-type="float">
            <text:p>-4.530251E-05</text:p>
          </table:table-cell>
          <table:table-cell office:value-type="float" office:value="0.00007261623" calcext:value-type="float">
            <text:p>7.261623E-05</text:p>
          </table:table-cell>
          <table:table-cell office:value-type="float" office:value="-0.00006395908" calcext:value-type="float">
            <text:p>-6.395908E-05</text:p>
          </table:table-cell>
          <table:table-cell office:value-type="float" office:value="0.00002008774" calcext:value-type="float">
            <text:p>2.008774E-05</text:p>
          </table:table-cell>
          <table:table-cell office:value-type="float" office:value="-0.00004259371" calcext:value-type="float">
            <text:p>-4.259371E-05</text:p>
          </table:table-cell>
          <table:table-cell office:value-type="float" office:value="0.000006387542" calcext:value-type="float">
            <text:p>6.387542E-06</text:p>
          </table:table-cell>
          <table:table-cell office:value-type="float" office:value="0.000009632263" calcext:value-type="float">
            <text:p>9.632263E-06</text:p>
          </table:table-cell>
          <table:table-cell office:value-type="float" office:value="0.000004624402" calcext:value-type="float">
            <text:p>4.624402E-06</text:p>
          </table:table-cell>
          <table:table-cell office:value-type="float" office:value="-0.00001000208" calcext:value-type="float">
            <text:p>-1.000208E-05</text:p>
          </table:table-cell>
          <table:table-cell office:value-type="float" office:value="-0.00003802175" calcext:value-type="float">
            <text:p>-3.802175E-05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0.000000345179" calcext:value-type="float">
            <text:p>3.45179E-07</text:p>
          </table:table-cell>
          <table:table-cell office:value-type="float" office:value="0.00008666482" calcext:value-type="float">
            <text:p>8.666482E-05</text:p>
          </table:table-cell>
          <table:table-cell office:value-type="float" office:value="-0.00007157813" calcext:value-type="float">
            <text:p>-7.157813E-05</text:p>
          </table:table-cell>
          <table:table-cell office:value-type="float" office:value="0.00003100085" calcext:value-type="float">
            <text:p>3.100085E-05</text:p>
          </table:table-cell>
          <table:table-cell office:value-type="float" office:value="-0.00002653207" calcext:value-type="float">
            <text:p>-2.653207E-05</text:p>
          </table:table-cell>
          <table:table-cell office:value-type="float" office:value="0.00001091205" calcext:value-type="float">
            <text:p>1.091205E-05</text:p>
          </table:table-cell>
          <table:table-cell office:value-type="float" office:value="0.000011913" calcext:value-type="float">
            <text:p>1.1913E-05</text:p>
          </table:table-cell>
          <table:table-cell office:value-type="float" office:value="0.000009031717" calcext:value-type="float">
            <text:p>9.031717E-06</text:p>
          </table:table-cell>
          <table:table-cell office:value-type="float" office:value="-0.0000001060182" calcext:value-type="float">
            <text:p>-1.060182E-07</text:p>
          </table:table-cell>
          <table:table-cell office:value-type="float" office:value="-0.00003061616" calcext:value-type="float">
            <text:p>-3.061616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1557026" calcext:value-type="float">
            <text:p>1.557026E-05</text:p>
          </table:table-cell>
          <table:table-cell office:value-type="float" office:value="0.00009205834" calcext:value-type="float">
            <text:p>9.205834E-05</text:p>
          </table:table-cell>
          <table:table-cell office:value-type="float" office:value="-0.00008283888" calcext:value-type="float">
            <text:p>-8.283888E-05</text:p>
          </table:table-cell>
          <table:table-cell office:value-type="float" office:value="0.00002257902" calcext:value-type="float">
            <text:p>2.257902E-05</text:p>
          </table:table-cell>
          <table:table-cell office:value-type="float" office:value="-0.00002293439" calcext:value-type="float">
            <text:p>-2.293439E-05</text:p>
          </table:table-cell>
          <table:table-cell office:value-type="float" office:value="0.00003103113" calcext:value-type="float">
            <text:p>3.103113E-05</text:p>
          </table:table-cell>
          <table:table-cell office:value-type="float" office:value="0.00001210809" calcext:value-type="float">
            <text:p>1.210809E-05</text:p>
          </table:table-cell>
          <table:table-cell office:value-type="float" office:value="0.000007851922" calcext:value-type="float">
            <text:p>7.851922E-06</text:p>
          </table:table-cell>
          <table:table-cell office:value-type="float" office:value="-0.000002935445" calcext:value-type="float">
            <text:p>-2.935445E-06</text:p>
          </table:table-cell>
          <table:table-cell office:value-type="float" office:value="-0.0000181387" calcext:value-type="float">
            <text:p>-1.81387E-0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009575521" calcext:value-type="float">
            <text:p>9.575521E-06</text:p>
          </table:table-cell>
          <table:table-cell office:value-type="float" office:value="0.0001225661" calcext:value-type="float">
            <text:p>0.0001225661</text:p>
          </table:table-cell>
          <table:table-cell office:value-type="float" office:value="-0.0000776292" calcext:value-type="float">
            <text:p>-7.76292E-05</text:p>
          </table:table-cell>
          <table:table-cell office:value-type="float" office:value="0.00001379598" calcext:value-type="float">
            <text:p>1.379598E-05</text:p>
          </table:table-cell>
          <table:table-cell office:value-type="float" office:value="-0.00004083254" calcext:value-type="float">
            <text:p>-4.083254E-05</text:p>
          </table:table-cell>
          <table:table-cell office:value-type="float" office:value="0.00003856013" calcext:value-type="float">
            <text:p>3.856013E-05</text:p>
          </table:table-cell>
          <table:table-cell office:value-type="float" office:value="0.00002396642" calcext:value-type="float">
            <text:p>2.396642E-05</text:p>
          </table:table-cell>
          <table:table-cell office:value-type="float" office:value="0.0000131486" calcext:value-type="float">
            <text:p>1.31486E-05</text:p>
          </table:table-cell>
          <table:table-cell office:value-type="float" office:value="-0.00001087741" calcext:value-type="float">
            <text:p>-1.087741E-05</text:p>
          </table:table-cell>
          <table:table-cell office:value-type="float" office:value="-0.00001758988" calcext:value-type="float">
            <text:p>-1.758988E-0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0.0000002552141" calcext:value-type="float">
            <text:p>-2.552141E-07</text:p>
          </table:table-cell>
          <table:table-cell office:value-type="float" office:value="0.0001248783" calcext:value-type="float">
            <text:p>0.0001248783</text:p>
          </table:table-cell>
          <table:table-cell office:value-type="float" office:value="-0.00007325151" calcext:value-type="float">
            <text:p>-7.325151E-05</text:p>
          </table:table-cell>
          <table:table-cell office:value-type="float" office:value="0.00001559294" calcext:value-type="float">
            <text:p>1.559294E-05</text:p>
          </table:table-cell>
          <table:table-cell office:value-type="float" office:value="-0.00004457153" calcext:value-type="float">
            <text:p>-4.457153E-05</text:p>
          </table:table-cell>
          <table:table-cell office:value-type="float" office:value="0.00004046321" calcext:value-type="float">
            <text:p>4.046321E-05</text:p>
          </table:table-cell>
          <table:table-cell office:value-type="float" office:value="0.00001378367" calcext:value-type="float">
            <text:p>1.378367E-05</text:p>
          </table:table-cell>
          <table:table-cell office:value-type="float" office:value="0.000006671498" calcext:value-type="float">
            <text:p>6.671498E-06</text:p>
          </table:table-cell>
          <table:table-cell office:value-type="float" office:value="-0.00001205303" calcext:value-type="float">
            <text:p>-1.205303E-05</text:p>
          </table:table-cell>
          <table:table-cell office:value-type="float" office:value="-0.00002419902" calcext:value-type="float">
            <text:p>-2.419902E-0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0.0000128703" calcext:value-type="float">
            <text:p>-1.28703E-05</text:p>
          </table:table-cell>
          <table:table-cell office:value-type="float" office:value="0.0001062051" calcext:value-type="float">
            <text:p>0.0001062051</text:p>
          </table:table-cell>
          <table:table-cell office:value-type="float" office:value="-0.00004558825" calcext:value-type="float">
            <text:p>-4.558825E-05</text:p>
          </table:table-cell>
          <table:table-cell office:value-type="float" office:value="0.00001387898" calcext:value-type="float">
            <text:p>1.387898E-05</text:p>
          </table:table-cell>
          <table:table-cell office:value-type="float" office:value="-0.00004487166" calcext:value-type="float">
            <text:p>-4.487166E-05</text:p>
          </table:table-cell>
          <table:table-cell office:value-type="float" office:value="0.00003484584" calcext:value-type="float">
            <text:p>3.484584E-05</text:p>
          </table:table-cell>
          <table:table-cell office:value-type="float" office:value="0.00001770522" calcext:value-type="float">
            <text:p>1.770522E-05</text:p>
          </table:table-cell>
          <table:table-cell office:value-type="float" office:value="0.000001909626" calcext:value-type="float">
            <text:p>1.909626E-06</text:p>
          </table:table-cell>
          <table:table-cell office:value-type="float" office:value="-0.00003174625" calcext:value-type="float">
            <text:p>-3.174625E-05</text:p>
          </table:table-cell>
          <table:table-cell office:value-type="float" office:value="-0.00003512749" calcext:value-type="float">
            <text:p>-3.512749E-0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000001144552" calcext:value-type="float">
            <text:p>-1.144552E-06</text:p>
          </table:table-cell>
          <table:table-cell office:value-type="float" office:value="0.0001541427" calcext:value-type="float">
            <text:p>0.0001541427</text:p>
          </table:table-cell>
          <table:table-cell office:value-type="float" office:value="-0.00008895549" calcext:value-type="float">
            <text:p>-8.895549E-05</text:p>
          </table:table-cell>
          <table:table-cell office:value-type="float" office:value="0.00001772609" calcext:value-type="float">
            <text:p>1.772609E-05</text:p>
          </table:table-cell>
          <table:table-cell office:value-type="float" office:value="-0.00004056456" calcext:value-type="float">
            <text:p>-4.056456E-05</text:p>
          </table:table-cell>
          <table:table-cell office:value-type="float" office:value="0.00003461686" calcext:value-type="float">
            <text:p>3.461686E-05</text:p>
          </table:table-cell>
          <table:table-cell office:value-type="float" office:value="0.000003447922" calcext:value-type="float">
            <text:p>3.447922E-06</text:p>
          </table:table-cell>
          <table:table-cell office:value-type="float" office:value="0.00001340633" calcext:value-type="float">
            <text:p>1.340633E-05</text:p>
          </table:table-cell>
          <table:table-cell office:value-type="float" office:value="-0.00001036825" calcext:value-type="float">
            <text:p>-1.036825E-05</text:p>
          </table:table-cell>
          <table:table-cell office:value-type="float" office:value="-0.00003900613" calcext:value-type="float">
            <text:p>-3.900613E-0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00003343779" calcext:value-type="float">
            <text:p>-3.343779E-05</text:p>
          </table:table-cell>
          <table:table-cell office:value-type="float" office:value="0.0001171511" calcext:value-type="float">
            <text:p>0.0001171511</text:p>
          </table:table-cell>
          <table:table-cell office:value-type="float" office:value="-0.0000819621" calcext:value-type="float">
            <text:p>-8.19621E-05</text:p>
          </table:table-cell>
          <table:table-cell office:value-type="float" office:value="-0.000001230578" calcext:value-type="float">
            <text:p>-1.230578E-06</text:p>
          </table:table-cell>
          <table:table-cell office:value-type="float" office:value="-0.00005969211" calcext:value-type="float">
            <text:p>-5.969211E-05</text:p>
          </table:table-cell>
          <table:table-cell office:value-type="float" office:value="0.00002430888" calcext:value-type="float">
            <text:p>2.430888E-05</text:p>
          </table:table-cell>
          <table:table-cell office:value-type="float" office:value="0.00001316686" calcext:value-type="float">
            <text:p>1.316686E-05</text:p>
          </table:table-cell>
          <table:table-cell office:value-type="float" office:value="0.0000151786" calcext:value-type="float">
            <text:p>1.51786E-05</text:p>
          </table:table-cell>
          <table:table-cell office:value-type="float" office:value="-0.00003100257" calcext:value-type="float">
            <text:p>-3.100257E-05</text:p>
          </table:table-cell>
          <table:table-cell office:value-type="float" office:value="-0.00003186721" calcext:value-type="float">
            <text:p>-3.186721E-0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0002825653" calcext:value-type="float">
            <text:p>-2.825653E-05</text:p>
          </table:table-cell>
          <table:table-cell office:value-type="float" office:value="0.00008983073" calcext:value-type="float">
            <text:p>8.983073E-05</text:p>
          </table:table-cell>
          <table:table-cell office:value-type="float" office:value="-0.00007331525" calcext:value-type="float">
            <text:p>-7.331525E-05</text:p>
          </table:table-cell>
          <table:table-cell office:value-type="float" office:value="0.000008994147" calcext:value-type="float">
            <text:p>8.994147E-06</text:p>
          </table:table-cell>
          <table:table-cell office:value-type="float" office:value="-0.0000441899" calcext:value-type="float">
            <text:p>-4.41899E-05</text:p>
          </table:table-cell>
          <table:table-cell office:value-type="float" office:value="0.00002449807" calcext:value-type="float">
            <text:p>2.449807E-05</text:p>
          </table:table-cell>
          <table:table-cell office:value-type="float" office:value="0.00002640696" calcext:value-type="float">
            <text:p>2.640696E-05</text:p>
          </table:table-cell>
          <table:table-cell office:value-type="float" office:value="0.000001017598" calcext:value-type="float">
            <text:p>1.017598E-06</text:p>
          </table:table-cell>
          <table:table-cell office:value-type="float" office:value="-0.00001661909" calcext:value-type="float">
            <text:p>-1.661909E-05</text:p>
          </table:table-cell>
          <table:table-cell office:value-type="float" office:value="-0.00003025863" calcext:value-type="float">
            <text:p>-3.025863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21:07:55.634847470</meta:creation-date>
    <dc:date>2019-07-27T21:24:00.944934785</dc:date>
    <meta:editing-duration>PT16M21S</meta:editing-duration>
    <meta:editing-cycles>2</meta:editing-cycles>
    <meta:generator>LibreOffice/6.0.7.3$Linux_X86_64 LibreOffice_project/00m0$Build-3</meta:generator>
    <meta:document-statistic meta:table-count="1" meta:cell-count="1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4.284cm" svg:y="1.962cm" style:legend-expansion="high" chart:style-name="ch2"/>
        <chart:plot-area chart:style-name="ch3" table:cell-range-address="Sheet1.A1:Sheet1.K13" chart:data-source-has-labels="both" svg:x="0.319cm" svg:y="0.18cm" svg:width="13.646cm" svg:height="8.645cm">
          <chartooo:coordinate-region svg:x="1.893cm" svg:y="0.38cm" svg:width="11.74cm" svg:height="8.246cm"/>
          <chart:axis chart:dimension="x" chart:name="primary-x" chart:style-name="ch4" chartooo:axis-type="auto">
            <chartooo:date-scale/>
            <chart:categories table:cell-range-address="Sheet1.A2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3" chart:label-cell-address="Sheet1.B1:Sheet1.B1" chart:class="chart:line">
            <chart:data-point chart:repeated="12"/>
          </chart:series>
          <chart:series chart:style-name="ch7" chart:values-cell-range-address="Sheet1.C2:Sheet1.C13" chart:label-cell-address="Sheet1.C1:Sheet1.C1" chart:class="chart:line">
            <chart:data-point chart:repeated="12"/>
          </chart:series>
          <chart:series chart:style-name="ch8" chart:values-cell-range-address="Sheet1.D2:Sheet1.D13" chart:label-cell-address="Sheet1.D1:Sheet1.D1" chart:class="chart:line">
            <chart:data-point chart:repeated="12"/>
          </chart:series>
          <chart:series chart:style-name="ch9" chart:values-cell-range-address="Sheet1.E2:Sheet1.E13" chart:label-cell-address="Sheet1.E1:Sheet1.E1" chart:class="chart:line">
            <chart:data-point chart:repeated="12"/>
          </chart:series>
          <chart:series chart:style-name="ch10" chart:values-cell-range-address="Sheet1.F2:Sheet1.F13" chart:label-cell-address="Sheet1.F1:Sheet1.F1" chart:class="chart:line">
            <chart:data-point chart:repeated="12"/>
          </chart:series>
          <chart:series chart:style-name="ch11" chart:values-cell-range-address="Sheet1.G2:Sheet1.G13" chart:label-cell-address="Sheet1.G1:Sheet1.G1" chart:class="chart:line">
            <chart:data-point chart:repeated="12"/>
          </chart:series>
          <chart:series chart:style-name="ch12" chart:values-cell-range-address="Sheet1.H2:Sheet1.H13" chart:label-cell-address="Sheet1.H1:Sheet1.H1" chart:class="chart:line">
            <chart:data-point chart:repeated="12"/>
          </chart:series>
          <chart:series chart:style-name="ch13" chart:values-cell-range-address="Sheet1.I2:Sheet1.I13" chart:label-cell-address="Sheet1.I1:Sheet1.I1" chart:class="chart:line">
            <chart:data-point chart:repeated="12"/>
          </chart:series>
          <chart:series chart:style-name="ch14" chart:values-cell-range-address="Sheet1.J2:Sheet1.J13" chart:label-cell-address="Sheet1.J1:Sheet1.J1" chart:class="chart:line">
            <chart:data-point chart:repeated="12"/>
          </chart:series>
          <chart:series chart:style-name="ch15" chart:values-cell-range-address="Sheet1.K2:Sheet1.K13" chart:label-cell-address="Sheet1.K1:Sheet1.K1" chart:class="chart:line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Sheet1.B1:Sheet1.B1</svg:desc>
                </draw:g>
              </table:table-cell>
              <table:table-cell office:value-type="string">
                <text:p>5</text:p>
                <draw:g>
                  <svg:desc>Sheet1.C1:Sheet1.C1</svg:desc>
                </draw:g>
              </table:table-cell>
              <table:table-cell office:value-type="string">
                <text:p>6</text:p>
                <draw:g>
                  <svg:desc>Sheet1.D1:Sheet1.D1</svg:desc>
                </draw:g>
              </table:table-cell>
              <table:table-cell office:value-type="string">
                <text:p>7</text:p>
                <draw:g>
                  <svg:desc>Sheet1.E1:Sheet1.E1</svg:desc>
                </draw:g>
              </table:table-cell>
              <table:table-cell office:value-type="string">
                <text:p>8</text:p>
                <draw:g>
                  <svg:desc>Sheet1.F1:Sheet1.F1</svg:desc>
                </draw:g>
              </table:table-cell>
              <table:table-cell office:value-type="string">
                <text:p>9</text:p>
                <draw:g>
                  <svg:desc>Sheet1.G1:Sheet1.G1</svg:desc>
                </draw:g>
              </table:table-cell>
              <table:table-cell office:value-type="string">
                <text:p>10</text:p>
                <draw:g>
                  <svg:desc>Sheet1.H1:Sheet1.H1</svg:desc>
                </draw:g>
              </table:table-cell>
              <table:table-cell office:value-type="string">
                <text:p>11</text:p>
                <draw:g>
                  <svg:desc>Sheet1.I1:Sheet1.I1</svg:desc>
                </draw:g>
              </table:table-cell>
              <table:table-cell office:value-type="string">
                <text:p>12</text:p>
                <draw:g>
                  <svg:desc>Sheet1.J1:Sheet1.J1</svg:desc>
                </draw:g>
              </table:table-cell>
              <table:table-cell office:value-type="string">
                <text:p>13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-0.05">
                <text:p>-0.05</text:p>
                <draw:g>
                  <svg:desc>Sheet1.A2:Sheet1.A13</svg:desc>
                </draw:g>
              </table:table-cell>
              <table:table-cell office:value-type="float" office:value="-0.0001838567">
                <text:p>-0.0001838567</text:p>
                <draw:g>
                  <svg:desc>Sheet1.B2:Sheet1.B13</svg:desc>
                </draw:g>
              </table:table-cell>
              <table:table-cell office:value-type="float" office:value="0.00005387193">
                <text:p>0.00005387193</text:p>
                <draw:g>
                  <svg:desc>Sheet1.C2:Sheet1.C13</svg:desc>
                </draw:g>
              </table:table-cell>
              <table:table-cell office:value-type="float" office:value="-0.000003646485">
                <text:p>-0.000003646485</text:p>
                <draw:g>
                  <svg:desc>Sheet1.D2:Sheet1.D13</svg:desc>
                </draw:g>
              </table:table-cell>
              <table:table-cell office:value-type="float" office:value="-0.000001099264">
                <text:p>-0.000001099264</text:p>
                <draw:g>
                  <svg:desc>Sheet1.E2:Sheet1.E13</svg:desc>
                </draw:g>
              </table:table-cell>
              <table:table-cell office:value-type="float" office:value="-0.00008675788">
                <text:p>-0.00008675788</text:p>
                <draw:g>
                  <svg:desc>Sheet1.F2:Sheet1.F13</svg:desc>
                </draw:g>
              </table:table-cell>
              <table:table-cell office:value-type="float" office:value="0.00002173123">
                <text:p>0.00002173123</text:p>
                <draw:g>
                  <svg:desc>Sheet1.G2:Sheet1.G13</svg:desc>
                </draw:g>
              </table:table-cell>
              <table:table-cell office:value-type="float" office:value="0.00002023173">
                <text:p>0.00002023173</text:p>
                <draw:g>
                  <svg:desc>Sheet1.H2:Sheet1.H13</svg:desc>
                </draw:g>
              </table:table-cell>
              <table:table-cell office:value-type="float" office:value="-0.00003386757">
                <text:p>-0.00003386757</text:p>
                <draw:g>
                  <svg:desc>Sheet1.I2:Sheet1.I13</svg:desc>
                </draw:g>
              </table:table-cell>
              <table:table-cell office:value-type="float" office:value="-0.0000317219">
                <text:p>-0.0000317219</text:p>
                <draw:g>
                  <svg:desc>Sheet1.J2:Sheet1.J13</svg:desc>
                </draw:g>
              </table:table-cell>
              <table:table-cell office:value-type="float" office:value="-0.00003739525">
                <text:p>-0.00003739525</text:p>
                <draw:g>
                  <svg:desc>Sheet1.K2:Sheet1.K13</svg:desc>
                </draw:g>
              </table:table-cell>
            </table:table-row>
            <table:table-row>
              <table:table-cell office:value-type="float" office:value="-0.04">
                <text:p>-0.04</text:p>
              </table:table-cell>
              <table:table-cell office:value-type="float" office:value="-0.0001944513">
                <text:p>-0.0001944513</text:p>
              </table:table-cell>
              <table:table-cell office:value-type="float" office:value="0.00005467381">
                <text:p>0.00005467381</text:p>
              </table:table-cell>
              <table:table-cell office:value-type="float" office:value="-0.00001561995">
                <text:p>-0.00001561995</text:p>
              </table:table-cell>
              <table:table-cell office:value-type="float" office:value="0.000006197873">
                <text:p>0.000006197873</text:p>
              </table:table-cell>
              <table:table-cell office:value-type="float" office:value="-0.0000759115">
                <text:p>-0.0000759115</text:p>
              </table:table-cell>
              <table:table-cell office:value-type="float" office:value="0.00001555813">
                <text:p>0.00001555813</text:p>
              </table:table-cell>
              <table:table-cell office:value-type="float" office:value="0.00002411508">
                <text:p>0.00002411508</text:p>
              </table:table-cell>
              <table:table-cell office:value-type="float" office:value="-0.00003860813">
                <text:p>-0.00003860813</text:p>
              </table:table-cell>
              <table:table-cell office:value-type="float" office:value="-0.000009335735">
                <text:p>-0.000009335735</text:p>
              </table:table-cell>
              <table:table-cell office:value-type="float" office:value="-0.00003399643">
                <text:p>-0.00003399643</text:p>
              </table:table-cell>
            </table:table-row>
            <table:table-row>
              <table:table-cell office:value-type="float" office:value="-0.03">
                <text:p>-0.03</text:p>
              </table:table-cell>
              <table:table-cell office:value-type="float" office:value="-0.00007162066">
                <text:p>-0.00007162066</text:p>
              </table:table-cell>
              <table:table-cell office:value-type="float" office:value="0.00007198047">
                <text:p>0.00007198047</text:p>
              </table:table-cell>
              <table:table-cell office:value-type="float" office:value="-0.00004455105">
                <text:p>-0.00004455105</text:p>
              </table:table-cell>
              <table:table-cell office:value-type="float" office:value="0.00001709712">
                <text:p>0.00001709712</text:p>
              </table:table-cell>
              <table:table-cell office:value-type="float" office:value="-0.0000533882">
                <text:p>-0.0000533882</text:p>
              </table:table-cell>
              <table:table-cell office:value-type="float" office:value="0.00001059788">
                <text:p>0.00001059788</text:p>
              </table:table-cell>
              <table:table-cell office:value-type="float" office:value="0.00001549751">
                <text:p>0.00001549751</text:p>
              </table:table-cell>
              <table:table-cell office:value-type="float" office:value="-0.00001358852">
                <text:p>-0.00001358852</text:p>
              </table:table-cell>
              <table:table-cell office:value-type="float" office:value="-0.00001935452">
                <text:p>-0.00001935452</text:p>
              </table:table-cell>
              <table:table-cell office:value-type="float" office:value="-0.00003888208">
                <text:p>-0.00003888208</text:p>
              </table:table-cell>
            </table:table-row>
            <table:table-row>
              <table:table-cell office:value-type="float" office:value="-0.02">
                <text:p>-0.02</text:p>
              </table:table-cell>
              <table:table-cell office:value-type="float" office:value="-0.00004530251">
                <text:p>-0.00004530251</text:p>
              </table:table-cell>
              <table:table-cell office:value-type="float" office:value="0.00007261623">
                <text:p>0.00007261623</text:p>
              </table:table-cell>
              <table:table-cell office:value-type="float" office:value="-0.00006395908">
                <text:p>-0.00006395908</text:p>
              </table:table-cell>
              <table:table-cell office:value-type="float" office:value="0.00002008774">
                <text:p>0.00002008774</text:p>
              </table:table-cell>
              <table:table-cell office:value-type="float" office:value="-0.00004259371">
                <text:p>-0.00004259371</text:p>
              </table:table-cell>
              <table:table-cell office:value-type="float" office:value="0.000006387542">
                <text:p>0.000006387542</text:p>
              </table:table-cell>
              <table:table-cell office:value-type="float" office:value="0.000009632263">
                <text:p>0.000009632263</text:p>
              </table:table-cell>
              <table:table-cell office:value-type="float" office:value="0.000004624402">
                <text:p>0.000004624402</text:p>
              </table:table-cell>
              <table:table-cell office:value-type="float" office:value="-0.00001000208">
                <text:p>-0.00001000208</text:p>
              </table:table-cell>
              <table:table-cell office:value-type="float" office:value="-0.00003802175">
                <text:p>-0.00003802175</text:p>
              </table:table-cell>
            </table:table-row>
            <table:table-row>
              <table:table-cell office:value-type="float" office:value="-0.01">
                <text:p>-0.01</text:p>
              </table:table-cell>
              <table:table-cell office:value-type="float" office:value="0.000000345179">
                <text:p>0.000000345179</text:p>
              </table:table-cell>
              <table:table-cell office:value-type="float" office:value="0.00008666482">
                <text:p>0.00008666482</text:p>
              </table:table-cell>
              <table:table-cell office:value-type="float" office:value="-0.00007157813">
                <text:p>-0.00007157813</text:p>
              </table:table-cell>
              <table:table-cell office:value-type="float" office:value="0.00003100085">
                <text:p>0.00003100085</text:p>
              </table:table-cell>
              <table:table-cell office:value-type="float" office:value="-0.00002653207">
                <text:p>-0.00002653207</text:p>
              </table:table-cell>
              <table:table-cell office:value-type="float" office:value="0.00001091205">
                <text:p>0.00001091205</text:p>
              </table:table-cell>
              <table:table-cell office:value-type="float" office:value="0.000011913">
                <text:p>0.000011913</text:p>
              </table:table-cell>
              <table:table-cell office:value-type="float" office:value="0.000009031717">
                <text:p>0.000009031717</text:p>
              </table:table-cell>
              <table:table-cell office:value-type="float" office:value="-0.0000001060182">
                <text:p>-0.0000001060182</text:p>
              </table:table-cell>
              <table:table-cell office:value-type="float" office:value="-0.00003061616">
                <text:p>-0.000030616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001557026">
                <text:p>0.00001557026</text:p>
              </table:table-cell>
              <table:table-cell office:value-type="float" office:value="0.00009205834">
                <text:p>0.00009205834</text:p>
              </table:table-cell>
              <table:table-cell office:value-type="float" office:value="-0.00008283888">
                <text:p>-0.00008283888</text:p>
              </table:table-cell>
              <table:table-cell office:value-type="float" office:value="0.00002257902">
                <text:p>0.00002257902</text:p>
              </table:table-cell>
              <table:table-cell office:value-type="float" office:value="-0.00002293439">
                <text:p>-0.00002293439</text:p>
              </table:table-cell>
              <table:table-cell office:value-type="float" office:value="0.00003103113">
                <text:p>0.00003103113</text:p>
              </table:table-cell>
              <table:table-cell office:value-type="float" office:value="0.00001210809">
                <text:p>0.00001210809</text:p>
              </table:table-cell>
              <table:table-cell office:value-type="float" office:value="0.000007851922">
                <text:p>0.000007851922</text:p>
              </table:table-cell>
              <table:table-cell office:value-type="float" office:value="-0.000002935445">
                <text:p>-0.000002935445</text:p>
              </table:table-cell>
              <table:table-cell office:value-type="float" office:value="-0.0000181387">
                <text:p>-0.0000181387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00009575521">
                <text:p>0.000009575521</text:p>
              </table:table-cell>
              <table:table-cell office:value-type="float" office:value="0.0001225661">
                <text:p>0.0001225661</text:p>
              </table:table-cell>
              <table:table-cell office:value-type="float" office:value="-0.0000776292">
                <text:p>-0.0000776292</text:p>
              </table:table-cell>
              <table:table-cell office:value-type="float" office:value="0.00001379598">
                <text:p>0.00001379598</text:p>
              </table:table-cell>
              <table:table-cell office:value-type="float" office:value="-0.00004083254">
                <text:p>-0.00004083254</text:p>
              </table:table-cell>
              <table:table-cell office:value-type="float" office:value="0.00003856013">
                <text:p>0.00003856013</text:p>
              </table:table-cell>
              <table:table-cell office:value-type="float" office:value="0.00002396642">
                <text:p>0.00002396642</text:p>
              </table:table-cell>
              <table:table-cell office:value-type="float" office:value="0.0000131486">
                <text:p>0.0000131486</text:p>
              </table:table-cell>
              <table:table-cell office:value-type="float" office:value="-0.00001087741">
                <text:p>-0.00001087741</text:p>
              </table:table-cell>
              <table:table-cell office:value-type="float" office:value="-0.00001758988">
                <text:p>-0.00001758988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-0.0000002552141">
                <text:p>-0.0000002552141</text:p>
              </table:table-cell>
              <table:table-cell office:value-type="float" office:value="0.0001248783">
                <text:p>0.0001248783</text:p>
              </table:table-cell>
              <table:table-cell office:value-type="float" office:value="-0.00007325151">
                <text:p>-0.00007325151</text:p>
              </table:table-cell>
              <table:table-cell office:value-type="float" office:value="0.00001559294">
                <text:p>0.00001559294</text:p>
              </table:table-cell>
              <table:table-cell office:value-type="float" office:value="-0.00004457153">
                <text:p>-0.00004457153</text:p>
              </table:table-cell>
              <table:table-cell office:value-type="float" office:value="0.00004046321">
                <text:p>0.00004046321</text:p>
              </table:table-cell>
              <table:table-cell office:value-type="float" office:value="0.00001378367">
                <text:p>0.00001378367</text:p>
              </table:table-cell>
              <table:table-cell office:value-type="float" office:value="0.000006671498">
                <text:p>0.000006671498</text:p>
              </table:table-cell>
              <table:table-cell office:value-type="float" office:value="-0.00001205303">
                <text:p>-0.00001205303</text:p>
              </table:table-cell>
              <table:table-cell office:value-type="float" office:value="-0.00002419902">
                <text:p>-0.00002419902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-0.0000128703">
                <text:p>-0.0000128703</text:p>
              </table:table-cell>
              <table:table-cell office:value-type="float" office:value="0.0001062051">
                <text:p>0.0001062051</text:p>
              </table:table-cell>
              <table:table-cell office:value-type="float" office:value="-0.00004558825">
                <text:p>-0.00004558825</text:p>
              </table:table-cell>
              <table:table-cell office:value-type="float" office:value="0.00001387898">
                <text:p>0.00001387898</text:p>
              </table:table-cell>
              <table:table-cell office:value-type="float" office:value="-0.00004487166">
                <text:p>-0.00004487166</text:p>
              </table:table-cell>
              <table:table-cell office:value-type="float" office:value="0.00003484584">
                <text:p>0.00003484584</text:p>
              </table:table-cell>
              <table:table-cell office:value-type="float" office:value="0.00001770522">
                <text:p>0.00001770522</text:p>
              </table:table-cell>
              <table:table-cell office:value-type="float" office:value="0.000001909626">
                <text:p>0.000001909626</text:p>
              </table:table-cell>
              <table:table-cell office:value-type="float" office:value="-0.00003174625">
                <text:p>-0.00003174625</text:p>
              </table:table-cell>
              <table:table-cell office:value-type="float" office:value="-0.00003512749">
                <text:p>-0.00003512749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-0.000001144552">
                <text:p>-0.000001144552</text:p>
              </table:table-cell>
              <table:table-cell office:value-type="float" office:value="0.0001541427">
                <text:p>0.0001541427</text:p>
              </table:table-cell>
              <table:table-cell office:value-type="float" office:value="-0.00008895549">
                <text:p>-0.00008895549</text:p>
              </table:table-cell>
              <table:table-cell office:value-type="float" office:value="0.00001772609">
                <text:p>0.00001772609</text:p>
              </table:table-cell>
              <table:table-cell office:value-type="float" office:value="-0.00004056456">
                <text:p>-0.00004056456</text:p>
              </table:table-cell>
              <table:table-cell office:value-type="float" office:value="0.00003461686">
                <text:p>0.00003461686</text:p>
              </table:table-cell>
              <table:table-cell office:value-type="float" office:value="0.000003447922">
                <text:p>0.000003447922</text:p>
              </table:table-cell>
              <table:table-cell office:value-type="float" office:value="0.00001340633">
                <text:p>0.00001340633</text:p>
              </table:table-cell>
              <table:table-cell office:value-type="float" office:value="-0.00001036825">
                <text:p>-0.00001036825</text:p>
              </table:table-cell>
              <table:table-cell office:value-type="float" office:value="-0.00003900613">
                <text:p>-0.00003900613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-0.00003343779">
                <text:p>-0.00003343779</text:p>
              </table:table-cell>
              <table:table-cell office:value-type="float" office:value="0.0001171511">
                <text:p>0.0001171511</text:p>
              </table:table-cell>
              <table:table-cell office:value-type="float" office:value="-0.0000819621">
                <text:p>-0.0000819621</text:p>
              </table:table-cell>
              <table:table-cell office:value-type="float" office:value="-0.000001230578">
                <text:p>-0.000001230578</text:p>
              </table:table-cell>
              <table:table-cell office:value-type="float" office:value="-0.00005969211">
                <text:p>-0.00005969211</text:p>
              </table:table-cell>
              <table:table-cell office:value-type="float" office:value="0.00002430888">
                <text:p>0.00002430888</text:p>
              </table:table-cell>
              <table:table-cell office:value-type="float" office:value="0.00001316686">
                <text:p>0.00001316686</text:p>
              </table:table-cell>
              <table:table-cell office:value-type="float" office:value="0.0000151786">
                <text:p>0.0000151786</text:p>
              </table:table-cell>
              <table:table-cell office:value-type="float" office:value="-0.00003100257">
                <text:p>-0.00003100257</text:p>
              </table:table-cell>
              <table:table-cell office:value-type="float" office:value="-0.00003186721">
                <text:p>-0.00003186721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-0.00002825653">
                <text:p>-0.00002825653</text:p>
              </table:table-cell>
              <table:table-cell office:value-type="float" office:value="0.00008983073">
                <text:p>0.00008983073</text:p>
              </table:table-cell>
              <table:table-cell office:value-type="float" office:value="-0.00007331525">
                <text:p>-0.00007331525</text:p>
              </table:table-cell>
              <table:table-cell office:value-type="float" office:value="0.000008994147">
                <text:p>0.000008994147</text:p>
              </table:table-cell>
              <table:table-cell office:value-type="float" office:value="-0.0000441899">
                <text:p>-0.0000441899</text:p>
              </table:table-cell>
              <table:table-cell office:value-type="float" office:value="0.00002449807">
                <text:p>0.00002449807</text:p>
              </table:table-cell>
              <table:table-cell office:value-type="float" office:value="0.00002640696">
                <text:p>0.00002640696</text:p>
              </table:table-cell>
              <table:table-cell office:value-type="float" office:value="0.000001017598">
                <text:p>0.000001017598</text:p>
              </table:table-cell>
              <table:table-cell office:value-type="float" office:value="-0.00001661909">
                <text:p>-0.00001661909</text:p>
              </table:table-cell>
              <table:table-cell office:value-type="float" office:value="-0.00003025863">
                <text:p>-0.00003025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